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nsor([[287., <text:s/>66., <text:s/>40.],</text:p>
      <text:p text:style-name="Preformatted_20_Text"><text:s text:c="8"/>[ 60., 346., <text:s/>60.],</text:p>
      <text:p text:style-name="Preformatted_20_Text"><text:s text:c="8"/>[ 40., <text:s/>42., 427.]])</text:p>
      <text:p text:style-name="P1">Accuracy-(tensor(1060, device='cuda:7'), 1368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23:10:40.335506982</meta:creation-date>
    <dc:date>2019-06-08T23:10:56.147013755</dc:date>
    <meta:editing-duration>PT16S</meta:editing-duration>
    <meta:editing-cycles>1</meta:editing-cycles>
    <meta:document-statistic meta:table-count="0" meta:image-count="0" meta:object-count="0" meta:page-count="1" meta:paragraph-count="4" meta:word-count="14" meta:character-count="128" meta:non-whitespace-character-count="98"/>
    <meta:generator>LibreOffice/6.0.7.3$Linux_X86_64 LibreOffice_project/00m0$Build-3</meta:generator>
  </office:meta>
</office:document-meta>
</file>